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opacity="79%" draw:textarea-horizontal-align="justify" draw:textarea-vertical-align="middle" draw:auto-grow-height="false" fo:min-height="13.544cm" fo:min-width="6.5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2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2cm"/>
      <style:paragraph-properties style:writing-mode="lr-tb"/>
    </style:style>
    <style:style style:name="P1" style:family="paragraph">
      <loext:graphic-properties draw:fill="none" draw:fill-color="#ffffff" draw:opacity="79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7.094cm" svg:height="13.828cm" svg:x="10.416cm" svg:y="2.4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71cm" svg:height="0.725cm" svg:x="11.629cm" svg:y="1.438cm">
          <draw:text-box>
            <text:p><text:span text:style-name="T1">Memory mapped I/O</text:span></text:p>
          </draw:text-box>
        </draw:frame>
        <draw:frame draw:style-name="gr3" draw:text-style-name="P2" draw:layer="layout" svg:width="3.422cm" svg:height="0.725cm" svg:x="12.03cm" svg:y="16.839cm">
          <draw:text-box>
            <text:p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s</text:span><text:span text:style-name="T1">p</text:span><text:span text:style-name="T1">a</text:span><text:span text:style-name="T1">c</text:span><text:span text:style-name="T1">e</text:span></text:p>
          </draw:text-box>
        </draw:frame>
        <draw:line draw:style-name="gr4" draw:text-style-name="P3" draw:layer="layout" svg:x1="10.425cm" svg:y1="11.407cm" svg:x2="17.41cm" svg:y2="11.407cm">
          <text:p/>
        </draw:line>
        <draw:line draw:style-name="gr4" draw:text-style-name="P3" draw:layer="layout" svg:x1="10.426cm" svg:y1="13.807cm" svg:x2="17.411cm" svg:y2="13.807cm">
          <text:p/>
        </draw:line>
        <draw:line draw:style-name="gr4" draw:text-style-name="P3" draw:layer="layout" svg:x1="10.427cm" svg:y1="4.407cm" svg:x2="17.412cm" svg:y2="4.407cm">
          <text:p/>
        </draw:line>
        <draw:line draw:style-name="gr4" draw:text-style-name="P3" draw:layer="layout" svg:x1="10.428cm" svg:y1="6.407cm" svg:x2="17.413cm" svg:y2="6.407cm">
          <text:p/>
        </draw:line>
        <draw:line draw:style-name="gr4" draw:text-style-name="P3" draw:layer="layout" svg:x1="10.429cm" svg:y1="7.707cm" svg:x2="17.414cm" svg:y2="7.707cm">
          <text:p/>
        </draw:line>
        <draw:line draw:style-name="gr4" draw:text-style-name="P3" draw:layer="layout" svg:x1="10.43cm" svg:y1="8.407cm" svg:x2="17.415cm" svg:y2="8.407cm">
          <text:p/>
        </draw:line>
        <draw:line draw:style-name="gr4" draw:text-style-name="P3" draw:layer="layout" svg:x1="10.431cm" svg:y1="9.207cm" svg:x2="17.416cm" svg:y2="9.207cm">
          <text:p/>
        </draw:line>
        <draw:line draw:style-name="gr4" draw:text-style-name="P3" draw:layer="layout" svg:x1="10.432cm" svg:y1="9.807cm" svg:x2="17.417cm" svg:y2="9.807cm">
          <text:p/>
        </draw:line>
        <draw:line draw:style-name="gr4" draw:text-style-name="P3" draw:layer="layout" svg:x1="10.427cm" svg:y1="15.107cm" svg:x2="17.412cm" svg:y2="15.107cm">
          <text:p/>
        </draw:line>
        <draw:frame draw:style-name="gr5" draw:text-style-name="P2" draw:layer="layout" svg:width="2.339cm" svg:height="0.725cm" svg:x="12.43cm" svg:y="3.139cm">
          <draw:text-box>
            <text:p><text:span text:style-name="T1">EEPROM</text:span></text:p>
          </draw:text-box>
        </draw:frame>
        <draw:frame draw:style-name="gr5" draw:text-style-name="P2" draw:layer="layout" svg:width="3.186cm" svg:height="0.725cm" svg:x="12.119cm" svg:y="5.02cm">
          <draw:text-box>
            <text:p><text:span text:style-name="T1">Flash Memory</text:span></text:p>
          </draw:text-box>
        </draw:frame>
        <draw:frame draw:style-name="gr5" draw:text-style-name="P2" draw:layer="layout" svg:width="2.222cm" svg:height="0.725cm" svg:x="12.43cm" svg:y="6.597cm">
          <draw:text-box>
            <text:p><text:span text:style-name="T1">Unused</text:span></text:p>
          </draw:text-box>
        </draw:frame>
        <draw:frame draw:style-name="gr5" draw:text-style-name="P2" draw:layer="layout" svg:width="2.222cm" svg:height="0.725cm" svg:x="12.43cm" svg:y="8.498cm">
          <draw:text-box>
            <text:p><text:span text:style-name="T1">Unused</text:span></text:p>
          </draw:text-box>
        </draw:frame>
        <draw:frame draw:style-name="gr5" draw:text-style-name="P2" draw:layer="layout" svg:width="2.222cm" svg:height="0.725cm" svg:x="12.43cm" svg:y="10.199cm">
          <draw:text-box>
            <text:p><text:span text:style-name="T1">Unused</text:span></text:p>
          </draw:text-box>
        </draw:frame>
        <draw:frame draw:style-name="gr5" draw:text-style-name="P2" draw:layer="layout" svg:width="2.222cm" svg:height="0.725cm" svg:x="12.43cm" svg:y="15.2cm">
          <draw:text-box>
            <text:p><text:span text:style-name="T1">Unused</text:span></text:p>
          </draw:text-box>
        </draw:frame>
        <draw:frame draw:style-name="gr5" draw:text-style-name="P2" draw:layer="layout" svg:width="2.222cm" svg:height="0.725cm" svg:x="12.43cm" svg:y="14.001cm">
          <draw:text-box>
            <text:p><text:span text:style-name="T1">SRAM</text:span></text:p>
          </draw:text-box>
        </draw:frame>
        <draw:frame draw:style-name="gr5" draw:text-style-name="P2" draw:layer="layout" svg:width="3.499cm" svg:height="0.725cm" svg:x="12.13cm" svg:y="11.502cm">
          <draw:text-box>
            <text:p><text:span text:style-name="T1">Parallel Port I/O</text:span></text:p>
          </draw:text-box>
        </draw:frame>
        <draw:frame draw:style-name="gr5" draw:text-style-name="P2" draw:layer="layout" svg:width="3.169cm" svg:height="0.725cm" svg:x="12.031cm" svg:y="9.103cm">
          <draw:text-box>
            <text:p><text:span text:style-name="T1">Serial Port I/O</text:span></text:p>
          </draw:text-box>
        </draw:frame>
        <draw:frame draw:style-name="gr5" draw:text-style-name="P2" draw:layer="layout" svg:width="5.764cm" svg:height="0.725cm" svg:x="11.231cm" svg:y="7.703cm">
          <draw:text-box>
            <text:p><text:span text:style-name="T1">Peripheral </text:span><text:span text:style-name="T1">Control </text:span><text:span text:style-name="T1">Block I/O</text:span></text:p>
          </draw:text-box>
        </draw:frame>
        <draw:line draw:style-name="gr4" draw:text-style-name="P3" draw:layer="layout" svg:x1="10.427cm" svg:y1="12.807cm" svg:x2="17.412cm" svg:y2="12.807cm">
          <text:p/>
        </draw:line>
        <draw:frame draw:style-name="gr5" draw:text-style-name="P2" draw:layer="layout" svg:width="3.952cm" svg:height="0.725cm" svg:x="11.731cm" svg:y="12.903cm">
          <draw:text-box>
            <text:p><text:span text:style-name="T1">Debugger Port </text:span><text:span text:style-name="T1">I/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7:35:27.613691306</meta:creation-date>
    <dc:date>2024-05-04T20:16:26.099932946</dc:date>
    <meta:editing-duration>PT15M52S</meta:editing-duration>
    <meta:editing-cycles>6</meta:editing-cycles>
    <meta:generator>LibreOffice/7.3.7.2$Linux_X86_64 LibreOffice_project/30$Build-2</meta:generator>
    <meta:document-statistic meta:object-count="24"/>
  </office:meta>
</office:document-meta>
</file>